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1.3972in"/>
    </style:style>
    <style:style style:name="co18" style:family="table-column">
      <style:table-column-properties fo:break-before="auto" style:column-width="0.4535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5043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0.861in"/>
    </style:style>
    <style:style style:name="co23" style:family="table-column">
      <style:table-column-properties fo:break-before="auto" style:column-width="1.1929in"/>
    </style:style>
    <style:style style:name="co24" style:family="table-column">
      <style:table-column-properties fo:break-before="auto" style:column-width="1.472in"/>
    </style:style>
    <style:style style:name="co25" style:family="table-column">
      <style:table-column-properties fo:break-before="auto" style:column-width="1.0217in"/>
    </style:style>
    <style:style style:name="co26" style:family="table-column">
      <style:table-column-properties fo:break-before="auto" style:column-width="1.7937in"/>
    </style:style>
    <style:style style:name="co27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6375" table:default-cell-style-name="ce13"/>
        <table:table-row table:style-name="ro1">
          <table:table-cell table:style-name="ce7" office:value-type="string" calcext:value-type="string">
            <text:p>PIN NUMBER</text:p>
          </table:table-cell>
          <table:table-cell table:style-name="ce7" office:value-type="string" calcext:value-type="string">
            <text:p>PIN NAME</text:p>
          </table:table-cell>
          <table:table-cell table:style-name="ce7" office:value-type="string" calcext:value-type="string">
            <text:p>PIN TYPE</text:p>
          </table:table-cell>
          <table:table-cell table:style-name="ce7" office:value-type="string" calcext:value-type="string">
            <text:p>SIGNAL NAME</text:p>
          </table:table-cell>
          <table:table-cell table:style-name="ce7" office:value-type="string" calcext:value-type="string">
            <text:p>SIGNAL TYPE</text:p>
          </table:table-cell>
          <table:table-cell table:style-name="ce7" office:value-type="string" calcext:value-type="string">
            <text:p>VOLTAGE</text:p>
          </table:table-cell>
          <table:table-cell table:style-name="ce7" office:value-type="string" calcext:value-type="string">
            <text:p>DIRECTION (IAW STM32)</text:p>
          </table:table-cell>
          <table:table-cell table:style-name="ce7" office:value-type="string" calcext:value-type="string">
            <text:p>STM32 RESOURCE</text:p>
          </table:table-cell>
          <table:table-cell table:style-name="ce7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PF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7" office:value-type="string" calcext:value-type="string">
            <text:p>PF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PF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7" office:value-type="string" calcext:value-type="string">
            <text:p>PF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PF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7" office:value-type="string" calcext:value-type="string">
            <text:p>PF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22" office:value-type="string" calcext:value-type="string">
            <text:p>SEND TO SWITCH THAT GNDS, NORMALLY PULLED UP TO VDD</text:p>
          </table:table-cell>
          <table:table-cell table:number-columns-repeated="16375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20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20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20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7" office:value-type="string" calcext:value-type="string">
            <text:p>PC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7" office:value-type="string" calcext:value-type="string">
            <text:p>PA0-WKUP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_MCU_TBD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TBD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1_SC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6" office:value-type="string" calcext:value-type="string">
            <text:p>PA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1_MISO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16" office:value-type="string" calcext:value-type="string">
            <text:p>PA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1_MOSI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16" office:value-type="string" calcext:value-type="string">
            <text:p>PC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CS</text:p>
          </table:table-cell>
          <table:table-cell table:style-name="ce22" office:value-type="string" calcext:value-type="string">
            <text:p>USED FOR SPI1 CHIP SELECT TO FPGA</text:p>
          </table:table-cell>
          <table:table-cell table:number-columns-repeated="16375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16" office:value-type="string" calcext:value-type="string">
            <text:p>PC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CS</text:p>
          </table:table-cell>
          <table:table-cell table:style-name="ce22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7" office:value-type="string" calcext:value-type="string">
            <text:p>PG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7" office:value-type="string" calcext:value-type="string">
            <text:p>PE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7" office:value-type="string" calcext:value-type="string">
            <text:p>PE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7" office:value-type="string" calcext:value-type="string">
            <text:p>PE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7" office:value-type="string" calcext:value-type="string">
            <text:p>PE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4" calcext:value-type="float">
            <text:p>64</text:p>
          </table:table-cell>
          <table:table-cell table:style-name="ce17" office:value-type="string" calcext:value-type="string">
            <text:p>PE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style-name="ce17" office:value-type="string" calcext:value-type="string">
            <text:p>PE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7" office:value-type="string" calcext:value-type="string">
            <text:p>PE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7" office:value-type="string" calcext:value-type="string">
            <text:p>PE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17" office:value-type="string" calcext:value-type="string">
            <text:p>PB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7" office:value-type="string" calcext:value-type="string">
            <text:p>PD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17" office:value-type="string" calcext:value-type="string">
            <text:p>PD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style-name="ce17" office:value-type="string" calcext:value-type="string">
            <text:p>PD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7" office:value-type="string" calcext:value-type="string">
            <text:p>PG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16" office:value-type="string" calcext:value-type="string">
            <text:p>PG4</text:p>
          </table:table-cell>
          <table:table-cell table:style-name="ce16" office:value-type="string" calcext:value-type="string">
            <text:p>Input</text:p>
          </table:table-cell>
          <table:table-cell table:style-name="ce18" office:value-type="string" calcext:value-type="string">
            <text:p>GPIO_IN0_TBD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Input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7" office:value-type="string" calcext:value-type="string">
            <text:p>PG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4" calcext:value-type="float">
            <text:p>114</text:p>
          </table:table-cell>
          <table:table-cell table:style-name="ce17" office:value-type="string" calcext:value-type="string">
            <text:p>PD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5" calcext:value-type="float">
            <text:p>115</text:p>
          </table:table-cell>
          <table:table-cell table:style-name="ce17" office:value-type="string" calcext:value-type="string">
            <text:p>PD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6" calcext:value-type="float">
            <text:p>116</text:p>
          </table:table-cell>
          <table:table-cell table:style-name="ce17" office:value-type="string" calcext:value-type="string">
            <text:p>PD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7" calcext:value-type="float">
            <text:p>117</text:p>
          </table:table-cell>
          <table:table-cell table:style-name="ce17" office:value-type="string" calcext:value-type="string">
            <text:p>PD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8" calcext:value-type="float">
            <text:p>118</text:p>
          </table:table-cell>
          <table:table-cell table:style-name="ce17" office:value-type="string" calcext:value-type="string">
            <text:p>PD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7" office:value-type="string" calcext:value-type="string">
            <text:p>PD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22" calcext:value-type="float">
            <text:p>122</text:p>
          </table:table-cell>
          <table:table-cell table:style-name="ce17" office:value-type="string" calcext:value-type="string">
            <text:p>PD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3" calcext:value-type="float">
            <text:p>123</text:p>
          </table:table-cell>
          <table:table-cell table:style-name="ce17" office:value-type="string" calcext:value-type="string">
            <text:p>PD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6" calcext:value-type="float">
            <text:p>136</text:p>
          </table:table-cell>
          <table:table-cell table:style-name="ce17" office:value-type="string" calcext:value-type="string">
            <text:p>PB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7" calcext:value-type="float">
            <text:p>137</text:p>
          </table:table-cell>
          <table:table-cell table:style-name="ce17" office:value-type="string" calcext:value-type="string">
            <text:p>PB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/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1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2" table:default-cell-style-name="ce8"/>
        <table:table-column table:style-name="co13" table:default-cell-style-name="ce10"/>
        <table:table-column table:style-name="co9" table:default-cell-style-name="ce11"/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PIN NAME</text:p>
          </table:table-cell>
          <table:table-cell table:style-name="ce24" office:value-type="string" calcext:value-type="string">
            <text:p>PIN TYPE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VOLTAGE</text:p>
          </table:table-cell>
          <table:table-cell table:style-name="ce24" office:value-type="string" calcext:value-type="string">
            <text:p>DIRECTION (IAW FPGA)</text:p>
          </table:table-cell>
          <table:table-cell table:style-name="ce24" office:value-type="string" calcext:value-type="string">
            <text:p>DIFFERNETIAL PAIR</text:p>
          </table:table-cell>
          <table:table-cell table:style-name="ce24" office:value-type="string" calcext:value-type="string">
            <text:p>FPGA BANK</text:p>
          </table:table-cell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11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OB_6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9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IOB_9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OB_8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2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11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IOB_1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29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3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IOB_2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IOB_31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4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IOB_29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2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IOB_25b_G3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IOB_2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T_36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IOB_3b_G6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IOB_5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3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IOB_0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5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IOB_2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1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IOB_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0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table table:name="STM32 OU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 table:number-columns-repeated="4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0</text:p>
          </table:table-cell>
          <table:table-cell table:number-columns-repeated="5"/>
          <table:table-cell office:value-type="string" calcext:value-type="string">
            <text:p>SAI1_SD_B</text:p>
          </table:table-cell>
          <table:table-cell table:number-columns-repeated="5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1</text:p>
          </table:table-cell>
          <table:table-cell table:number-columns-repeated="4"/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 table:number-columns-repeated="2"/>
          <table:table-cell office:value-type="string" calcext:value-type="string">
            <text:p>TIM9_CH2</text:p>
          </table:table-cell>
          <table:table-cell/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5"/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3</text:p>
          </table:table-cell>
          <table:table-cell table:number-columns-repeated="4"/>
          <table:table-cell office:value-type="string" calcext:value-type="string">
            <text:p>TIM10_CH1</text:p>
          </table:table-cell>
          <table:table-cell table:number-columns-repeated="2"/>
          <table:table-cell office:value-type="string" calcext:value-type="string">
            <text:p>SAI1_SD_B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11_CH1</text:p>
          </table:table-cell>
          <table:table-cell table:number-columns-repeated="2"/>
          <table:table-cell office:value-type="string" calcext:value-type="string">
            <text:p>SAI1_MCLK_B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0</text:p>
          </table:table-cell>
          <table:table-cell table:number-columns-repeated="7"/>
          <table:table-cell office:value-type="string" calcext:value-type="string">
            <text:p>SAI1_SCK_B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IO1</text:p>
          </table:table-cell>
          <table:table-cell table:number-columns-repeated="7"/>
          <table:table-cell office:value-type="string" calcext:value-type="string">
            <text:p>SAI1_FS_B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table:number-columns-repeated="15"/>
          <table:table-cell office:value-type="string" calcext:value-type="string">
            <text:p>DCMI_D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0-OSC_IN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1-OSC_OUT</text:p>
          </table:table-cell>
          <table:table-cell office:value-type="string" calcext:value-type="string">
            <text:p>I/O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AI1_MCLK_B</text:p>
          </table:table-cell>
          <table:table-cell table:number-columns-repeated="3"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3_SD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I2S2_SD/SPI2_MOSI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USB_OTG_HS_ULPI_DIR</text:p>
          </table:table-cell>
          <table:table-cell/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2_SD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/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/>
          <table:table-cell office:value-type="string" calcext:value-type="string">
            <text:p>SAI1_FS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USB_OTG_HS_ULPI_D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table:number-columns-repeated="6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4"/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/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1_MCK</text:p>
          </table:table-cell>
          <table:table-cell table:number-columns-repeated="2"/>
          <table:table-cell office:value-type="string" calcext:value-type="string">
            <text:p>SPDIFRX_IN2</text:p>
          </table:table-cell>
          <table:table-cell table:number-columns-repeated="3"/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RX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3"/>
          <table:table-cell office:value-type="string" calcext:value-type="string">
            <text:p>I2S3_SD/SPI3_MOSI</text:p>
          </table:table-cell>
          <table:table-cell office:value-type="string" calcext:value-type="string">
            <text:p>UART4_CTS</text:p>
          </table:table-cell>
          <table:table-cell/>
          <table:table-cell office:value-type="string" calcext:value-type="string">
            <text:p>USB_OTG_HS_ULPI_D1</text:p>
          </table:table-cell>
          <table:table-cell/>
          <table:table-cell office:value-type="string" calcext:value-type="string">
            <text:p>SDIO_D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USB_OTG_HS_ULPI_D2</text:p>
          </table:table-cell>
          <table:table-cell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CLK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table:number-columns-repeated="4"/>
          <table:table-cell office:value-type="string" calcext:value-type="string">
            <text:p>SAI1_SD_A</text:p>
          </table:table-cell>
          <table:table-cell office:value-type="string" calcext:value-type="string">
            <text:p>I2S3_SD/SPI3_MOSI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USB_OTG_HS_ULPI_D4</text:p>
          </table:table-cell>
          <table:table-cell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6"/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6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 table:number-columns-repeated="8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 table:number-columns-repeated="8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table:number-columns-repeated="3"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 table:number-columns-repeated="3"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USB_OTG_HS_ULPI_D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office:value-type="string" calcext:value-type="string">
            <text:p>SAI2_SD_A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CAN2_RX</text:p>
          </table:table-cell>
          <table:table-cell office:value-type="string" calcext:value-type="string">
            <text:p>USB_OTG_HS_ULPI_D5</text:p>
          </table:table-cell>
          <table:table-cell/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3"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USB_OTG_HS_ULPI_D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TIM12_CH1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I2S2_SD/SPI2_MOSI</text:p>
          </table:table-cell>
          <table:table-cell table:number-columns-repeated="3"/>
          <table:table-cell office:value-type="string" calcext:value-type="string">
            <text:p>TIM12_CH2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TX</text:p>
          </table:table-cell>
          <table:table-cell office:value-type="string" calcext:value-type="string">
            <text:p>SPDIFRX_IN1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RX</text:p>
          </table:table-cell>
          <table:table-cell table:number-columns-repeated="4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CK</text:p>
          </table:table-cell>
          <table:table-cell table:number-columns-repeated="4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FMPI2C1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FMPI2C1_SCL</text:p>
          </table:table-cell>
          <table:table-cell table:number-columns-repeated="2"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FMPI2C1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FMPI2C1_SCL</text:p>
          </table:table-cell>
          <table:table-cell table:number-columns-repeated="3"/>
          <table:table-cell office:value-type="string" calcext:value-type="string">
            <text:p>SAI2_SCK_A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FMPI2C1_SDA</text:p>
          </table:table-cell>
          <table:table-cell table:number-columns-repeated="7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table:number-columns-repeated="13"/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UADSPI_BK1_NCS</text:p>
          </table:table-cell>
          <table:table-cell table:number-columns-repeated="11"/>
          <table:table-cell office:value-type="string" calcext:value-type="string">
            <text:p>QUADSPI_BK1_NCS</text:p>
          </table:table-cell>
          <table:table-cell table:number-columns-repeated="2"/>
          <table:table-cell office:value-type="string" calcext:value-type="string">
            <text:p>DCMI_D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3</text:p>
          </table:table-cell>
          <table:table-cell office:value-type="string" calcext:value-type="string">
            <text:p>DCMI_D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SPDIFRX_IN2</text:p>
          </table:table-cell>
          <table:table-cell office:value-type="string" calcext:value-type="string">
            <text:p>USART6_RTS</text:p>
          </table:table-cell>
          <table:table-cell table:number-columns-repeated="3"/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FMPI2C1_SCL</text:p>
          </table:table-cell>
          <table:table-cell office:value-type="string" calcext:value-type="string">
            <text:p>I2S2_MCK</text:p>
          </table:table-cell>
          <table:table-cell table:number-columns-repeated="2"/>
          <table:table-cell office:value-type="string" calcext:value-type="string">
            <text:p>USART6_TX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FMPI2C1_SDA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USART6_RX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DCMI_D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USB_OTG_FS_ID</text:p>
          </table:table-cell>
          <table:table-cell table:number-columns-repeated="2"/>
          <table:table-cell office:value-type="string" calcext:value-type="string">
            <text:p>DCMI_D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5"/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5"/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MS-SWDIO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CK-SWCLK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table:number-columns-repeated="2"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/>
          <table:table-cell office:value-type="string" calcext:value-type="string">
            <text:p>UART4_RTS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I2S3_SD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SPI4_MISO</text:p>
          </table:table-cell>
          <table:table-cell office:value-type="string" calcext:value-type="string">
            <text:p>I2S3_SD/SPI3_MOSI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I2S2_WS/SPI2_NSS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1</text:p>
          </table:table-cell>
          <table:table-cell table:number-columns-repeated="4"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</text:p>
          </table:table-cell>
          <table:table-cell/>
          <table:table-cell office:value-type="string" calcext:value-type="string">
            <text:p>QUADSPI_CLK</text:p>
          </table:table-cell>
          <table:table-cell table:number-columns-repeated="2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RTS</text:p>
          </table:table-cell>
          <table:table-cell table:number-columns-repeated="4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TX</text:p>
          </table:table-cell>
          <table:table-cell table:number-columns-repeated="4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7"/>
          <table:table-cell office:value-type="string" calcext:value-type="string">
            <text:p>I2S3_SD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2_CK</text:p>
          </table:table-cell>
          <table:table-cell office:value-type="string" calcext:value-type="string">
            <text:p>SPDIFRX_IN0</text:p>
          </table:table-cell>
          <table:table-cell table:number-columns-repeated="3"/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SPDIFRX_IN3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3/FMC_NE2</text:p>
          </table:table-cell>
          <table:table-cell office:value-type="string" calcext:value-type="string">
            <text:p>DCMI_VSYNC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12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4_SCK</text:p>
          </table:table-cell>
          <table:table-cell office:value-type="string" calcext:value-type="string">
            <text:p>SPDIFRX_IN0</text:p>
          </table:table-cell>
          <table:table-cell table:number-columns-repeated="5"/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PI4_MISO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USART6_RTS</text:p>
          </table:table-cell>
          <table:table-cell table:number-columns-repeated="3"/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 table:number-columns-repeated="5"/>
          <table:table-cell office:value-type="string" calcext:value-type="string">
            <text:p>SPI4_MOSI</text:p>
          </table:table-cell>
          <table:table-cell/>
          <table:table-cell office:value-type="string" calcext:value-type="string">
            <text:p>USART6_CTS</text:p>
          </table:table-cell>
          <table:table-cell table:number-columns-repeated="3"/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 table:number-columns-repeated="5"/>
          <table:table-cell office:value-type="string" calcext:value-type="string">
            <text:p>SPI4_NSS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/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USART6_CT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SYS_JTRST</text:p>
          </table:table-cell>
          <table:table-cell/>
          <table:table-cell office:value-type="string" calcext:value-type="string">
            <text:p>TIM3_CH1</text:p>
          </table:table-cell>
          <table:table-cell/>
          <table:table-cell office:value-type="string" calcext:value-type="string">
            <text:p>I2C3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2_WS/SPI2_NSS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I2S1_SD/SPI1_MOSI</text:p>
          </table:table-cell>
          <table:table-cell office:value-type="string" calcext:value-type="string">
            <text:p>I2S3_SD/SPI3_MOSI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USB_OTG_HS_ULPI_D7</text:p>
          </table:table-cell>
          <table:table-cell/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1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RX</text:p>
          </table:table-cell>
          <table:table-cell office:value-type="string" calcext:value-type="string">
            <text:p>SPDIFRX_IN0</text:p>
          </table:table-cell>
          <table:table-cell table:number-columns-repeated="3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AI1_FS_B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7"/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6:32:32.149742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09-27T20:59:37.489450103</dc:date>
    <meta:editing-duration>PT10H2M32S</meta:editing-duration>
    <meta:editing-cycles>112</meta:editing-cycles>
    <meta:generator>LibreOffice/24.2.5.2$Linux_X86_64 LibreOffice_project/420$Build-2</meta:generator>
    <meta:document-statistic meta:table-count="3" meta:cell-count="2139" meta:object-count="0"/>
  </office:meta>
</office:document-meta>
</file>